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59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A7" style:family="table-cell">
      <style:table-cell-properties fo:background-color="#ffd7d7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9e8" officeooo:paragraph-rsid="006649e8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0721" officeooo:paragraph-rsid="00680721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aae4" officeooo:paragraph-rsid="0070aae4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1e6e" officeooo:paragraph-rsid="00701e6e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952cce" officeooo:paragraph-rsid="00952cce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756e5e" officeooo:paragraph-rsid="00756e5e"/>
    </style:style>
    <style:style style:name="P14" style:family="paragraph" style:parent-style-name="Standard">
      <style:text-properties style:font-name="Caligra" officeooo:rsid="0077f627" officeooo:paragraph-rsid="0077f627"/>
    </style:style>
    <style:style style:name="P15" style:family="paragraph" style:parent-style-name="Standard">
      <style:text-properties style:font-name="Caligra" officeooo:rsid="008161ee" officeooo:paragraph-rsid="008161ee"/>
    </style:style>
    <style:style style:name="P16" style:family="paragraph" style:parent-style-name="Standard">
      <style:text-properties style:font-name="Caligra" officeooo:rsid="00831af8" officeooo:paragraph-rsid="00831af8"/>
    </style:style>
    <style:style style:name="P17" style:family="paragraph" style:parent-style-name="Standard">
      <style:text-properties style:font-name="Caligra" officeooo:rsid="00838498" officeooo:paragraph-rsid="00838498"/>
    </style:style>
    <style:style style:name="P18" style:family="paragraph" style:parent-style-name="Standard">
      <style:text-properties style:font-name="Caligra" officeooo:rsid="00839647" officeooo:paragraph-rsid="00839647"/>
    </style:style>
    <style:style style:name="P19" style:family="paragraph" style:parent-style-name="Standard">
      <style:text-properties style:font-name="Caligra" officeooo:rsid="008eb277" officeooo:paragraph-rsid="008eb277"/>
    </style:style>
    <style:style style:name="P20" style:family="paragraph" style:parent-style-name="Standard">
      <style:text-properties style:font-name="Caligra" officeooo:rsid="008f65fd" officeooo:paragraph-rsid="008f65fd"/>
    </style:style>
    <style:style style:name="P21" style:family="paragraph" style:parent-style-name="Standard">
      <style:text-properties style:font-name="Caligra" officeooo:rsid="0099fe0a" officeooo:paragraph-rsid="0099fe0a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46c8" officeooo:paragraph-rsid="006a46c8" style:font-size-asian="11pt" style:font-weight-asian="bold" style:font-name-complex="Arial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dbd12" style:font-size-asian="11pt" style:font-size-complex="11pt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dbd12" style:font-size-asian="11pt" style:font-size-complex="11pt"/>
    </style:style>
    <style:style style:name="P27" style:family="paragraph" style:parent-style-name="Standard">
      <style:text-properties style:font-name="Caligra" officeooo:rsid="008f65fd" officeooo:paragraph-rsid="008f65fd"/>
    </style:style>
    <style:style style:name="P28" style:family="paragraph" style:parent-style-name="Standard">
      <style:text-properties style:font-name="Caligra" officeooo:rsid="00831af8" officeooo:paragraph-rsid="00831af8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9e3106" officeooo:paragraph-rsid="009e3106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9feb04" officeooo:paragraph-rsid="009feb04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9cb9c1" style:font-style-asian="normal" style:font-style-complex="normal"/>
    </style:style>
    <style:style style:name="T4" style:family="text">
      <style:text-properties fo:font-style="normal" officeooo:rsid="009de6b4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5fe045" style:font-style-asian="italic" style:font-style-complex="italic"/>
    </style:style>
    <style:style style:name="T8" style:family="text">
      <style:text-properties fo:font-style="italic" officeooo:rsid="005a1bd5" style:font-style-asian="italic" style:font-style-complex="italic"/>
    </style:style>
    <style:style style:name="T9" style:family="text">
      <style:text-properties fo:font-style="italic" officeooo:rsid="006dbd12" style:font-style-asian="italic" style:font-style-complex="italic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5bac0c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8d2692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color="#ffffd7" loext:opacity="100%" fo:font-size="11pt" fo:font-weight="bold" officeooo:rsid="006a4fe1" style:font-size-asian="11pt" style:font-weight-asian="bold" style:font-name-complex="Arial" style:font-size-complex="11pt"/>
    </style:style>
    <style:style style:name="T17" style:family="text">
      <style:text-properties officeooo:rsid="00680721"/>
    </style:style>
    <style:style style:name="T18" style:family="text">
      <style:text-properties officeooo:rsid="00701e6e"/>
    </style:style>
    <style:style style:name="T19" style:family="text">
      <style:text-properties officeooo:rsid="007788b7"/>
    </style:style>
    <style:style style:name="T20" style:family="text">
      <style:text-properties officeooo:rsid="007942bb"/>
    </style:style>
    <style:style style:name="T21" style:family="text">
      <style:text-properties officeooo:rsid="0084321e"/>
    </style:style>
    <style:style style:name="T22" style:family="text">
      <style:text-properties officeooo:rsid="0099fe0a"/>
    </style:style>
    <style:style style:name="T23" style:family="text">
      <style:text-properties officeooo:rsid="009b27a7"/>
    </style:style>
    <style:style style:name="T24" style:family="text">
      <style:text-properties officeooo:rsid="00a12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La dernière fois :</text:span><text:span text:style-name="T6">’’’</text:span><text:span text:style-name="T7">Nous avons :-corrigé les exercices-finit l’activité 1</text:span><text:span text:style-name="T6">’’’</text:span></text:p>
      <text:p text:style-name="P25"><text:span text:style-name="T6">P</text:span><text:span text:style-name="T8">our aujourd’hui : </text:span><text:span text:style-name="T7">Finir l’activité 2 </text:span><text:span text:style-name="T9">+ </text:span><text:span text:style-name="T7">Copier la correction de l’exercice 2</text:span><text:span text:style-name="T9">+ </text:span><text:span text:style-name="T7">Votre exercice des vacances </text:span></text:p>
      <text:p text:style-name="P24">Vendredi 8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2"><text:span text:style-name="T14">Séance </text:span><text:span text:style-name="T16">15</text:span><text:span text:style-name="T14">: </text:span><text:span text:style-name="T15">Fiche de préparation</text:span><text:span text:style-name="T11"> <text:s/></text:span></text:p>
            <text:p text:style-name="P23"><text:span text:style-name="T11">c</text:span><text:span text:style-name="T10">lasse : <text:s/></text:span><text:span text:style-name="T12">4e</text:span><text:span text:style-name="T13">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5">Appel</text:p>
          </table:table-cell>
          <table:table-cell table:style-name="Tableau1.B2" office:value-type="string">
            <text:p text:style-name="P11"/>
          </table:table-cell>
          <table:table-cell table:style-name="Tableau1.A2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6">Présenter la simulation</text:p>
            <text:p text:style-name="P6">* pk moi j’aime ? L’interactivité</text:p>
            <text:p text:style-name="P6">* c’est une plus value pour vous ?</text:p>
          </table:table-cell>
          <table:table-cell table:style-name="Tableau1.B4" office:value-type="string">
            <text:p text:style-name="P19">bin</text:p>
          </table:table-cell>
          <table:table-cell table:style-name="Tableau1.A4" office:value-type="string">
            <text:p text:style-name="P15">5min</text:p>
          </table:table-cell>
        </table:table-row>
        <table:table-row table:style-name="Tableau1.4">
          <table:table-cell table:style-name="Tableau1.A4" office:value-type="string">
            <text:p text:style-name="P10">Rappel</text:p>
          </table:table-cell>
          <table:table-cell table:style-name="Tableau1.B4" office:value-type="string">
            <text:p text:style-name="P19"/>
          </table:table-cell>
          <table:table-cell table:style-name="Tableau1.A4" office:value-type="string">
            <text:p text:style-name="P15"/>
          </table:table-cell>
        </table:table-row>
        <table:table-row table:style-name="Tableau1.4">
          <table:table-cell table:style-name="Tableau1.A4" office:value-type="string">
            <text:p text:style-name="P6"><text:span text:style-name="T18">corriger</text:span><text:span text:style-name="T17"> l’activité 2</text:span></text:p>
          </table:table-cell>
          <table:table-cell table:style-name="Tableau1.B4" office:value-type="string">
            <text:p text:style-name="P20">Correct act2</text:p>
          </table:table-cell>
          <table:table-cell table:style-name="Tableau1.A4" office:value-type="string">
            <text:p text:style-name="P16"><text:span text:style-name="T23">30</text:span> min</text:p>
          </table:table-cell>
        </table:table-row>
        <table:table-row table:style-name="Tableau1.4">
          <table:table-cell table:style-name="Tableau1.A7" office:value-type="string">
            <text:p text:style-name="P29">M1 : 3 x fiche d’attendu manquantes </text:p>
            <text:p text:style-name="P29">+ cours act1 du <text:span text:style-name="T24">d</text:span>oute</text:p>
            <text:p text:style-name="P29">+ correction de l’exercice 2 du doute</text:p>
            <text:p text:style-name="P30">M2 : Jules Ylan Aya doivent avoir recopié le cours sinon punition.</text:p>
          </table:table-cell>
          <table:table-cell table:style-name="Tableau1.B4" office:value-type="string">
            <text:p text:style-name="P20"/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9">Bilan <text:span text:style-name="T19">oral + écrit</text:span></text:p>
          </table:table-cell>
          <table:table-cell table:style-name="Tableau1.B4" office:value-type="string">
            <text:p text:style-name="P13">Impr pour <text:span text:style-name="T20">pap</text:span></text:p>
          </table:table-cell>
          <table:table-cell table:style-name="Tableau1.A4" office:value-type="string">
            <text:p text:style-name="P17">15min</text:p>
          </table:table-cell>
        </table:table-row>
        <table:table-row table:style-name="Tableau1.4">
          <table:table-cell table:style-name="Tableau1.A4" office:value-type="string">
            <text:p text:style-name="P8">Faire l’activité 3</text:p>
          </table:table-cell>
          <table:table-cell table:style-name="Tableau1.B4" office:value-type="string">
            <text:p text:style-name="P14">act3</text:p>
          </table:table-cell>
          <table:table-cell table:style-name="Tableau1.A4" office:value-type="string">
            <text:p text:style-name="P18">~</text:p>
          </table:table-cell>
        </table:table-row>
        <table:table-row table:style-name="Tableau1.4">
          <table:table-cell table:style-name="Tableau1.A4" office:value-type="string">
            <text:p text:style-name="P7">Agenda <text:span text:style-name="T22">+ tables</text:span></text:p>
          </table:table-cell>
          <table:table-cell table:style-name="Tableau1.B4" office:value-type="string">
            <text:p text:style-name="P21">72p95</text:p>
          </table:table-cell>
          <table:table-cell table:style-name="Tableau1.A4" office:value-type="string">
            <text:p text:style-name="P18"><text:span text:style-name="T21">6</text:span>min</text:p>
          </table:table-cell>
        </table:table-row>
      </table:table>
      <text:p text:style-name="P12"/>
      <text:p text:style-name="P3"><text:span text:style-name="T1">Pour la prochaine fois </text:span><text:span text:style-name="T2">: </text:span><text:span text:style-name="T3">72p95 </text:span><text:span text:style-name="T4">+ amener <text:s/>son liv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9M26S</meta:editing-duration>
    <meta:editing-cycles>54</meta:editing-cycles>
    <meta:generator>LibreOffice/7.0.4.2$Linux_X86_64 LibreOffice_project/00$Build-2</meta:generator>
    <meta:creation-date>2021-01-06T22:52:22.980834189</meta:creation-date>
    <meta:initial-creator>J Cercy</meta:initial-creator>
    <dc:date>2021-01-12T10:27:11.668206464</dc:date>
    <dc:creator>J Cercy</dc:creator>
    <meta:document-statistic meta:table-count="1" meta:image-count="0" meta:object-count="0" meta:page-count="1" meta:paragraph-count="32" meta:word-count="129" meta:character-count="717" meta:non-whitespace-character-count="614"/>
    <meta:template xlink:type="simple" xlink:actuate="onRequest" xlink:title="fiche_de_prep_type" xlink:href="../../../../../../../mes_ressources/document%20type/fiche_de_prep_type.ott" meta:date="2021-01-06T22:55:29.131368914"/>
  </office:meta>
</office:document-meta>
</file>